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quette Desktop :</text:p>
      <text:p text:style-name="Standard"><text:a xlink:type="simple" xlink:href="https://www.figma.com/file/RG7pDryH5Uk35gx2OkPh24/Maquette-Desktop?node-id=0%3A1" text:style-name="Internet_20_link" text:visited-style-name="Visited_20_Internet_20_Link"/></text:p>
      <text:p text:style-name="Standard"><text:a xlink:type="simple" xlink:href="https://www.figma.com/file/RG7pDryH5Uk35gx2OkPh24/Maquette-Desktop?node-id=0%3A1" text:style-name="Internet_20_link" text:visited-style-name="Visited_20_Internet_20_Link">https://www.figma.com/file/RG7pDryH5Uk35gx2OkPh24/Maquette-Desktop?node-id=0%3A1</text:a></text:p>
      <text:p text:style-name="Standard"/>
      <text:p text:style-name="Standard">Maquette Mobile : </text:p>
      <text:p text:style-name="Standard"/>
      <text:p text:style-name="Standard"><text:a xlink:type="simple" xlink:href="https://www.figma.com/file/iGgtRrivmqsFdVOJRvyDTQ/Maquette-Mobile?node-id=0%3A1" text:style-name="Internet_20_link" text:visited-style-name="Visited_20_Internet_20_Link">https://www.figma.com/file/iGgtRrivmqsFdVOJRvyDTQ/Maquette-Mobile?node-id=0%3A1</text:a></text:p>
      <text:p text:style-name="Standard"/>
      <text:p text:style-name="Standard">BDD : </text:p>
      <text:p text:style-name="Standard"/>
      <text:p text:style-name="Standard"><text:a xlink:type="simple" xlink:href="https://www.figma.com/file/l65iiCG2vqucyQ9bAsqdYh/BDD?node-id=0%3A1" text:style-name="Internet_20_link" text:visited-style-name="Visited_20_Internet_20_Link">https://www.figma.com/file/l65iiCG2vqucyQ9bAsqdYh/BDD?node-id=0%3A1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7T10:22:17.89</meta:creation-date>
    <meta:document-statistic meta:table-count="0" meta:image-count="0" meta:object-count="0" meta:page-count="1" meta:paragraph-count="6" meta:word-count="11" meta:character-count="269"/>
    <dc:date>2022-10-07T10:26:07.39</dc:date>
    <meta:editing-duration>PT3M50S</meta:editing-duration>
    <meta:editing-cycles>1</meta:editing-cycles>
    <meta:generator>OpenOffice/4.1.12$Win32 OpenOffice.org_project/4112m1$Build-9809</meta:generator>
  </office:meta>
</office:document-meta>
</file>